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79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5.408cm"/>
    </style:style>
    <style:style style:name="co6" style:family="table-column">
      <style:table-column-properties fo:break-before="auto" style:column-width="4.572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73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751cm" fo:break-before="auto" style:use-optimal-row-height="false"/>
    </style:style>
    <style:style style:name="ro6" style:family="table-row">
      <style:table-row-properties style:row-height="0.676cm" fo:break-before="auto" style:use-optimal-row-height="false"/>
    </style:style>
    <style:style style:name="ro7" style:family="table-row">
      <style:table-row-properties style:row-height="0.695cm" fo:break-before="auto" style:use-optimal-row-height="false"/>
    </style:style>
    <style:style style:name="ro8" style:family="table-row">
      <style:table-row-properties style:row-height="0.639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01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714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489cm" fo:break-before="auto" style:use-optimal-row-height="false"/>
    </style:style>
    <style:style style:name="ro15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Andry - Tâche</text:p>
          </table:table-cell>
          <table:table-cell table:style-name="ce1" office:value-type="string" calcext:value-type="string">
            <text:p>Temps estimé Andry (min)</text:p>
          </table:table-cell>
          <table:table-cell table:style-name="ce1" office:value-type="string" calcext:value-type="string">
            <text:p>Miantsa - Tâche</text:p>
          </table:table-cell>
          <table:table-cell table:style-name="ce1" office:value-type="string" calcext:value-type="string">
            <text:p>Temps estimé Miantsa (min)</text:p>
          </table:table-cell>
          <table:table-cell table:style-name="ce1" office:value-type="string" calcext:value-type="string">
            <text:p>Estelle - Tâche</text:p>
          </table:table-cell>
          <table:table-cell table:style-name="ce1" office:value-type="string" calcext:value-type="string">
            <text:p>Temps estimé Estelle (min)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Connexion BDD (db.php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éation structure dossiers proje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éation routes princip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itialisation</text:p>
          </table:table-cell>
        </table:table-row>
        <table:table-row table:style-name="ro3">
          <table:table-cell office:value-type="string" calcext:value-type="string">
            <text:p>Création modèles Region &amp; 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 region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Regio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 principal</text:p>
          </table:table-cell>
        </table:table-row>
        <table:table-row table:style-name="ro4">
          <table:table-cell office:value-type="string" calcext:value-type="string">
            <text:p>Fonction addRegio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ulaire ajout rég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ute POST addReg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5">
          <table:table-cell office:value-type="string" calcext:value-type="string">
            <text:p>Fonction getAllRegion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chage liste régio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éthode indexRegion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6">
          <table:table-cell office:value-type="string" calcext:value-type="string">
            <text:p>Fonction addVill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ge ville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Ville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 principal</text:p>
          </table:table-cell>
        </table:table-row>
        <table:table-row table:style-name="ro7">
          <table:table-cell office:value-type="string" calcext:value-type="string">
            <text:p>Fonction getAllVilles() (jointu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chage villes + rég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GET vill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8">
          <table:table-cell office:value-type="string" calcext:value-type="string">
            <text:p>Modèle Catego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 categories.ph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ntroller Categorie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uvelle fonctionnalité</text:p>
          </table:table-cell>
        </table:table-row>
        <table:table-row table:style-name="ro4">
          <table:table-cell office:value-type="string" calcext:value-type="string">
            <text:p>Fonction addCategori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face ajout catégo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ute POST catego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9">
          <table:table-cell office:value-type="string" calcext:value-type="string">
            <text:p>Modèle Prod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 produit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Produit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 principal</text:p>
          </table:table-cell>
        </table:table-row>
        <table:table-row table:style-name="ro4">
          <table:table-cell office:value-type="string" calcext:value-type="string">
            <text:p>Fonction addProduit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ulaire ajout produ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POST produi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0">
          <table:table-cell office:value-type="string" calcext:value-type="string">
            <text:p>Fonction getAllProduit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chage produits + prix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éthode indexProduit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1">
          <table:table-cell office:value-type="string" calcext:value-type="string">
            <text:p>Modèle Bes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 besoin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Besoi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nction clé</text:p>
          </table:table-cell>
        </table:table-row>
        <table:table-row table:style-name="ro2">
          <table:table-cell office:value-type="string" calcext:value-type="string">
            <text:p>Fonction addBesoi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face formulaire besoi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POST beso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1">
          <table:table-cell office:value-type="string" calcext:value-type="string">
            <text:p>Fonction calculMontantBesoin(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fichage besoins par vil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éthode indexBesoin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2">
          <table:table-cell office:value-type="string" calcext:value-type="string">
            <text:p>Gestion état initial "En attente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e en forme tableau besoi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alidation données beso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bilisation</text:p>
          </table:table-cell>
        </table:table-row>
        <table:table-row table:style-name="ro3">
          <table:table-cell office:value-type="string" calcext:value-type="string">
            <text:p>Modèle 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 dons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Do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nction clé</text:p>
          </table:table-cell>
        </table:table-row>
        <table:table-row table:style-name="ro4">
          <table:table-cell office:value-type="string" calcext:value-type="string">
            <text:p>Fonction addDo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face formulaire d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POST d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4">
          <table:table-cell office:value-type="string" calcext:value-type="string">
            <text:p>Fonction getAllDon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chage liste do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éthode indexDon(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7">
          <table:table-cell office:value-type="string" calcext:value-type="string">
            <text:p>Logique simulerDispatch(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ge simulation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Simulation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nction critique</text:p>
          </table:table-cell>
        </table:table-row>
        <table:table-row table:style-name="ro1">
          <table:table-cell office:value-type="string" calcext:value-type="string">
            <text:p>Algorithme attribution do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uton "Lancer simulation"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ute GET simulat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8">
          <table:table-cell office:value-type="string" calcext:value-type="string">
            <text:p>Mise à jour état beso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chage résultats simula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éthode executeSimulation(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bilisation</text:p>
          </table:table-cell>
        </table:table-row>
        <table:table-row table:style-name="ro3">
          <table:table-cell office:value-type="string" calcext:value-type="string">
            <text:p>Fonction statistiquesParVille(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ge dashboard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ler DashboardContro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uvelle fonctionnalité</text:p>
          </table:table-cell>
        </table:table-row>
        <table:table-row table:style-name="ro4">
          <table:table-cell office:value-type="string" calcext:value-type="string">
            <text:p>Calcul total besoins/do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bleau récapitulati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ute GET dashboar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 principal</text:p>
          </table:table-cell>
        </table:table-row>
        <table:table-row table:style-name="ro12">
          <table:table-cell office:value-type="string" calcext:value-type="string">
            <text:p>Optimisation requêtes SQ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ponsive comple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écurisation paramèt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écurité</text:p>
          </table:table-cell>
        </table:table-row>
        <table:table-row table:style-name="ro13">
          <table:table-cell office:value-type="string" calcext:value-type="string">
            <text:p>SOMMEIL</text:p>
          </table:table-cell>
          <table:table-cell/>
          <table:table-cell office:value-type="string" calcext:value-type="string">
            <text:p>SOMMEI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OMMEI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pos</text:p>
          </table:table-cell>
        </table:table-row>
        <table:table-row table:style-name="ro11">
          <table:table-cell office:value-type="string" calcext:value-type="string">
            <text:p>Correction logique Mod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justement U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ction Controll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justements</text:p>
          </table:table-cell>
        </table:table-row>
        <table:table-row table:style-name="ro8">
          <table:table-cell office:value-type="string" calcext:value-type="string">
            <text:p>Test requêtes SQ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affichage glob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 routes glob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 global</text:p>
          </table:table-cell>
        </table:table-row>
        <table:table-row table:style-name="ro11">
          <table:table-cell office:value-type="string" calcext:value-type="string">
            <text:p>Correction bugs SQ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rrection CS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ction valida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bilisation</text:p>
          </table:table-cell>
        </table:table-row>
        <table:table-row table:style-name="ro14">
          <table:table-cell office:value-type="string" calcext:value-type="string">
            <text:p>Refactor Mod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toyage templa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factor Controlle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ptimisation</text:p>
          </table:table-cell>
        </table:table-row>
        <table:table-row table:style-name="ro7">
          <table:table-cell office:value-type="string" calcext:value-type="string">
            <text:p>Test cas limites (quantité 0, don insuffisant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affichage vid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st erreurs rou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s limites</text:p>
          </table:table-cell>
        </table:table-row>
        <table:table-row table:style-name="ro12">
          <table:table-cell office:value-type="string" calcext:value-type="string">
            <text:p>Merge fi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érification design fin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érification routes fin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bilisation</text:p>
          </table:table-cell>
        </table:table-row>
        <table:table-row table:style-name="ro10">
          <table:table-cell office:value-type="string" calcext:value-type="string">
            <text:p>Relecture Mod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lecture U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lecture Controll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ôle qualité</text:p>
          </table:table-cell>
        </table:table-row>
        <table:table-row table:style-name="ro9">
          <table:table-cell office:value-type="string" calcext:value-type="string">
            <text:p>Correction fin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rection fin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rrection fin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alisation</text:p>
          </table:table-cell>
        </table:table-row>
        <table:table-row table:style-name="ro10">
          <table:table-cell office:value-type="string" calcext:value-type="string">
            <text:p>Préparation démo</text:p>
          </table:table-cell>
          <table:table-cell/>
          <table:table-cell office:value-type="string" calcext:value-type="string">
            <text:p>Préparation démo visuel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éparation explication techn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ésentation</text:p>
          </table:table-cell>
        </table:table-row>
        <table:table-row table:style-name="ro15">
          <table:table-cell office:value-type="string" calcext:value-type="string">
            <text:p>Backup base</text:p>
          </table:table-cell>
          <table:table-cell/>
          <table:table-cell office:value-type="string" calcext:value-type="string">
            <text:p>Backup asse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ckup projet compl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ôture</text:p>
          </table:table-cell>
        </table:table-row>
        <table:table-row table:style-name="ro13">
          <table:table-cell table:style-name="Default"/>
          <table:table-cell table:style-name="Default" table:formula="of:=SUM([.B2:.B36])" office:value-type="float" office:value="320" calcext:value-type="float">
            <text:p>320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7:11:16.451704226</meta:creation-date>
    <dc:date>2026-02-16T16:28:29.471260346</dc:date>
    <meta:editing-duration>PT1H26M33S</meta:editing-duration>
    <meta:editing-cycles>2</meta:editing-cycles>
    <meta:generator>LibreOffice/24.2.7.2$Linux_X86_64 LibreOffice_project/420$Build-2</meta:generator>
    <meta:document-statistic meta:table-count="1" meta:cell-count="250" meta:object-count="0"/>
  </office:meta>
</office:document-meta>
</file>